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style-name="ce14" table:number-columns-repeated="967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5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BE35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06">00/00/0000</text:date></text:span><text:span text:style-name="MT1">, </text:span><text:span text:style-name="MT1"><text:time style:data-style-name="N2" text:time-value="20:47:05.91012326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5-06T20:47:28.360378186</dc:date>
    <meta:generator>LibreOffice/6.4.7.2$Linux_X86_64 LibreOffice_project/40$Build-2</meta:generator>
    <meta:editing-duration>P4DT22H4M51S</meta:editing-duration>
    <meta:editing-cycles>405</meta:editing-cycles>
    <meta:document-statistic meta:table-count="4" meta:cell-count="18169" meta:object-count="0"/>
    <meta:user-defined meta:name="AppVersion">16.0300</meta:user-defined>
  </office:meta>
</office:document-meta>
</file>